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847cm"/>
    </style:style>
    <style:style style:name="co3" style:family="table-column">
      <style:table-column-properties fo:break-before="auto" style:column-width="5.98cm"/>
    </style:style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4.577cm"/>
    </style:style>
    <style:style style:name="co6" style:family="table-column">
      <style:table-column-properties fo:break-before="auto" style:column-width="7.805cm"/>
    </style:style>
    <style:style style:name="co7" style:family="table-column">
      <style:table-column-properties fo:break-before="auto" style:column-width="8.361cm"/>
    </style:style>
    <style:style style:name="co8" style:family="table-column">
      <style:table-column-properties fo:break-before="auto" style:column-width="6.35cm"/>
    </style:style>
    <style:style style:name="co10" style:family="table-column">
      <style:table-column-properties fo:break-before="auto" style:column-width="4.075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10.954cm" fo:break-before="auto" style:use-optimal-row-height="true"/>
    </style:style>
    <style:style style:name="ro3" style:family="table-row">
      <style:table-row-properties style:row-height="1.905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ro5" style:family="table-row">
      <style:table-row-properties style:row-height="4.763cm" fo:break-before="auto" style:use-optimal-row-height="true"/>
    </style:style>
    <style:style style:name="ro6" style:family="table-row">
      <style:table-row-properties style:row-height="1.429cm" fo:break-before="auto" style:use-optimal-row-height="true"/>
    </style:style>
    <style:style style:name="ro7" style:family="table-row">
      <style:table-row-properties style:row-height="3.334cm" fo:break-before="auto" style:use-optimal-row-height="true"/>
    </style:style>
    <style:style style:name="ro8" style:family="table-row">
      <style:table-row-properties style:row-height="1.939cm" fo:break-before="auto" style:use-optimal-row-height="true"/>
    </style:style>
    <style:style style:name="ro9" style:family="table-row">
      <style:table-row-properties style:row-height="1.468cm" fo:break-before="auto" style:use-optimal-row-height="true"/>
    </style:style>
    <style:style style:name="ro10" style:family="table-row">
      <style:table-row-properties style:row-height="2.42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7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T1" style:family="text">
      <style:text-properties fo:color="#0070c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宋体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name-complex="宋体" style:font-size-complex="11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ce8"/>
        <table:table-column table:style-name="co8" table:default-cell-style-name="ce8"/>
        <table:table-column table:style-name="co10" table:default-cell-style-name="ce8"/>
        <table:table-column table:style-name="co9" table:number-columns-repeated="1016" table:default-cell-style-name="ce3"/>
        <table:table-row table:style-name="ro1">
          <table:table-cell table:style-name="ce2" office:value-type="string">
            <text:p>No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lient-&gt;server</text:p>
          </table:table-cell>
          <table:table-cell table:style-name="ce2" office:value-type="string">
            <text:p>response</text:p>
          </table:table-cell>
          <table:table-cell table:style-name="ce6" office:value-type="string">
            <text:p>remark</text:p>
          </table:table-cell>
          <table:table-cell table:style-name="ce6" office:value-type="string">
            <text:p>remark2</text:p>
          </table:table-cell>
          <table:table-cell table:style-name="ce6" office:value-type="string">
            <text:p>remark3</text:p>
          </table:table-cell>
          <table:table-cell table:style-name="ce2"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/login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password: string</text:p>
          </table:table-cell>
          <table:table-cell table:style-name="ce4" office:value-type="string">
            <text:p>success: boolean</text:p>
            <text:p><text:span text:style-name="T1">userData</text:span>: userDataType</text:p>
          </table:table-cell>
          <table:table-cell office:value-type="string">
            <text:p>用户登陆时上传用户名和密码，如果认证成功则将success设为True. </text:p>
            <text:p>userDataType是用户的个人信息数据，名字、运动量、发电量等数据，我们到时候商量需要哪些字段。</text:p>
          </table:table-cell>
          <table:table-cell table:style-name="ce4" office:value-type="string">
            <text:p><text:span text:style-name="T2">userDataType</text:span> 字段 {</text:p>
            <text:p><text:s text:c="2"/>name: string,</text:p>
            <text:p><text:s text:c="2"/><text:span text:style-name="T1">summary</text:span>: {</text:p>
            <text:p><text:s text:c="4"/><text:span text:style-name="T1">duration</text:span>: int,</text:p>
            <text:p><text:s text:c="4"/>energy: float,</text:p>
            <text:p><text:s text:c="4"/>globalRank: int</text:p>
            <text:p><text:s text:c="2"/>},</text:p>
            <text:p><text:s text:c="2"/>lastMonth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thisMonthSummary: {</text:p>
            <text:p><text:s text:c="4"/>duration: int,</text:p>
            <text:p><text:s text:c="4"/>energy: float,</text:p>
            <text:p><text:s text:c="4"/>globalRank: int</text:p>
            <text:p><text:s text:c="2"/>},</text:p>
            <text:p><text:s text:c="2"/>average: {</text:p>
            <text:p><text:s text:c="4"/>duration: int,</text:p>
            <text:p><text:s text:c="4"/>energy: float,</text:p>
            <text:p><text:s text:c="4"/>globalRank: int</text:p>
            <text:p><text:s text:c="2"/>}</text:p>
            <text:p>}</text:p>
          </table:table-cell>
          <table:table-cell office:value-type="string">
            <text:p>summary总体情况。</text:p>
            <text:p>lastMonthSummary上月情况。</text:p>
            <text:p>Average平均每次锻炼情况。</text:p>
            <text:p/>
            <text:p>Duration锻炼时间，单位分钟。</text:p>
            <text:p>Energy产生能量，单位kJ。</text:p>
            <text:p>globalRank全球排名，按照energy大大小来排。</text:p>
          </table:table-cell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/signup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password: string</text:p>
            <text:p>username: string</text:p>
          </table:table-cell>
          <table:table-cell table:style-name="ce4" office:value-type="string">
            <text:p>success: boolean</text:p>
            <text:p>reason: int</text:p>
          </table:table-cell>
          <table:table-cell office:value-type="string">
            <text:p>用户注册，上传用户名和密码，如果用户名存在，success返回False，reason返回1.其他错误reason返回2，成功success返回True，reason返回0或者忽略。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/checkUserid</text:p>
          </table:table-cell>
          <table:table-cell office:value-type="string">
            <text:p>post</text:p>
          </table:table-cell>
          <table:table-cell office:value-type="string">
            <text:p>userid: string</text:p>
          </table:table-cell>
          <table:table-cell office:value-type="string">
            <text:p>exist: boolean</text:p>
          </table:table-cell>
          <table:table-cell office:value-type="string">
            <text:p>检查用户名是否已被注册，未注册exist返回False，否则返回True。</text:p>
          </table:table-cell>
          <table:table-cell table:number-columns-repeated="1018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/uploadExRecord</text:p>
          </table:table-cell>
          <table:table-cell office:value-type="string">
            <text:p>post</text:p>
          </table:table-cell>
          <table:table-cell table:style-name="ce4" office:value-type="string">
            <text:p>uesrid: string</text:p>
            <text:p>exData: exDataType</text:p>
          </table:table-cell>
          <table:table-cell table:style-name="ce4" office:value-type="string">
            <text:p>success: boolean</text:p>
          </table:table-cell>
          <table:table-cell office:value-type="string">
            <text:p>上传本次锻炼记录，用户id为userid，本次锻炼信息存在exData中，其具体包含哪些字段还没有完全确定，目前包含[开始时间],[结束时间],[总发电量]。需要考虑以后会扩展相关内容。</text:p>
            <text:p/>
            <text:p>需要新建一个健身器材表(*equipmentid, type, name, ...)</text:p>
          </table:table-cell>
          <table:table-cell table:style-name="ce4" office:value-type="string">
            <text:p><text:span text:style-name="T2">exDataType</text:span> 字段 {</text:p>
            <text:p><text:s text:c="2"/>startTime: Date,</text:p>
            <text:p><text:s text:c="2"/>endTime: Date,</text:p>
            <text:p><text:s text:c="2"/>energy: float,</text:p>
            <text:p><text:s text:c="2"/>peakPower: float,</text:p>
            <text:p><text:s text:c="2"/>efficiency: float,</text:p>
            <text:p><text:s text:c="2"/>peakCurrent: float,</text:p>
            <text:p><text:s text:c="2"/>peakVoltage: float,</text:p>
            <text:p><text:s text:c="2"/>equipmentid: string</text:p>
            <text:p>}</text:p>
          </table:table-cell>
          <table:table-cell office:value-type="string">
            <text:p>energy为实际产生的有效能量，已经去掉损耗部分。</text:p>
          </table:table-cell>
          <table:table-cell table:number-columns-repeated="1016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/userExHistory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recordFrom: int</text:p>
            <text:p>recordTo: int</text:p>
          </table:table-cell>
          <table:table-cell office:value-type="string">
            <text:p>histories: exDataType[]</text:p>
          </table:table-cell>
          <table:table-cell office:value-type="string">
            <text:p>获取从第recordFrom条记录到第recordTo条记录，只将满足条件的返回，如请求10~15条但用户只有1~12条则返回10~12条记录即可。</text:p>
          </table:table-cell>
          <table:table-cell table:number-columns-repeated="1018"/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/getUserLast10History</text:p>
          </table:table-cell>
          <table:table-cell office:value-type="string">
            <text:p>post</text:p>
          </table:table-cell>
          <table:table-cell office:value-type="string">
            <text:p>userid: string</text:p>
          </table:table-cell>
          <table:table-cell table:style-name="ce4" office:value-type="string">
            <text:p>lastIndex: int</text:p>
            <text:p>histories: exDataType[]</text:p>
          </table:table-cell>
          <table:table-cell office:value-type="string">
            <text:p>获取用户锻炼最后10条记录，不足10则有多少返回多少，按照最近在前到以前在后的顺序排序。</text:p>
            <text:p>lastIndex是最后一条记录的序号，第一条记录从1开始计数。如果没有记录，lastIndex返回0.</text:p>
            <text:p>Histories是返回的最近记录条数。</text:p>
          </table:table-cell>
          <table:table-cell table:number-columns-repeated="1018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/getExEquipmentData</text:p>
          </table:table-cell>
          <table:table-cell office:value-type="string">
            <text:p>post</text:p>
          </table:table-cell>
          <table:table-cell office:value-type="string">
            <text:p>equipmentid: string</text:p>
          </table:table-cell>
          <table:table-cell table:style-name="ce4" office:value-type="string">
            <text:p>success: boolean</text:p>
            <text:p>exEquipmentData: exEquipmentDataType</text:p>
          </table:table-cell>
          <table:table-cell office:value-type="string">
            <text:p>获取对应id号的健身器材信息，如果该健身器材不存在，则success返回false，exEquipmentData返回对应健身器材信息。</text:p>
          </table:table-cell>
          <table:table-cell table:style-name="ce4" office:value-type="string">
            <text:p><text:span text:style-name="T2">exEquipmentDataTy</text:span><text:span text:style-name="T2">pe</text:span> 字段 {</text:p>
            <text:p><text:s text:c="2"/>type: string,</text:p>
            <text:p><text:s text:c="2"/>name: string</text:p>
            <text:p>}</text:p>
          </table:table-cell>
          <table:table-cell table:number-columns-repeated="1017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/getUserWeekHistory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dateFrom: yyyy-mm-dd</text:p>
            <text:p>dateTo: yyyy-MM-dd</text:p>
          </table:table-cell>
          <table:table-cell office:value-type="string">
            <text:p>histories: exSummaryType[]</text:p>
          </table:table-cell>
          <table:table-cell/>
          <table:table-cell table:style-name="ce4" office:value-type="string">
            <text:p><text:span text:style-name="T2">exSummaryType</text:span> 字段 {</text:p>
            <text:p><text:s text:c="2"/>duration: int,</text:p>
            <text:p><text:s text:c="2"/>energy: float</text:p>
            <text:p>}</text:p>
          </table:table-cell>
          <table:table-cell table:number-columns-repeated="1017"/>
        </table:table-row>
        <table:table-row table:style-name="ro9">
          <table:table-cell office:value-type="float" office:value="10">
            <text:p>10</text:p>
          </table:table-cell>
          <table:table-cell office:value-type="string">
            <text:p>/getUserMonthHistory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dateFrom: yyyy-MM</text:p>
            <text:p>dateTo: yyyy-MM</text:p>
          </table:table-cell>
          <table:table-cell office:value-type="string">
            <text:p>histories: exSummaryType[]</text:p>
          </table:table-cell>
          <table:table-cell table:number-columns-repeated="1019"/>
        </table:table-row>
        <table:table-row table:style-name="ro10">
          <table:table-cell office:value-type="float" office:value="11">
            <text:p>11</text:p>
          </table:table-cell>
          <table:table-cell office:value-type="string">
            <text:p>/getUserMonthExRecord</text:p>
          </table:table-cell>
          <table:table-cell office:value-type="string">
            <text:p>post</text:p>
          </table:table-cell>
          <table:table-cell table:style-name="ce4" office:value-type="string">
            <text:p>userid: string</text:p>
            <text:p>year: int</text:p>
            <text:p>month: int</text:p>
          </table:table-cell>
          <table:table-cell table:style-name="ce4" office:value-type="string">
            <text:p>count: int</text:p>
            <text:p>noMoreExRecord: boolean</text:p>
            <text:p>histories: exDataType[]</text:p>
          </table:table-cell>
          <table:table-cell office:value-type="string">
            <text:p>获取用户从某月的记录，返回的记录放到histories里，按最近到最久以前排序。当月没有记录则count返回0. 如果在查询的月份之前没有更多的历史记录了，则noMoreExRecord返回false。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9" table:number-columns-repeated="1024" table:default-cell-style-name="ce7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宋体" svg:font-family="宋体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宋体" fo:font-size="11pt" style:font-name-asian="宋体" style:font-size-asian="11pt" style:font-name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dolli</meta:initial-creator>
    <dc:creator>root </dc:creator>
    <meta:creation-date>2014-11-19T11:37:55Z</meta:creation-date>
    <dc:date>2014-12-28T21:07:28</dc:date>
    <meta:editing-duration>PT19M32S</meta:editing-duration>
    <meta:editing-cycles>3</meta:editing-cycles>
    <meta:document-statistic meta:table-count="3" meta:cell-count="72" meta:object-count="0"/>
  </office:meta>
</office:document-meta>
</file>